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9.05cm" style:page-number="auto" fo:break-before="page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212cm" fo:margin-bottom="0cm" loext:contextual-spacing="false" fo:line-height="100%">
        <style:tab-stops>
          <style:tab-stop style:position="4.683cm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212cm" fo:margin-bottom="0cm" loext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212cm" fo:margin-bottom="0cm" loext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cm" fo:margin-bottom="0cm" loext:contextual-spacing="false" fo:line-height="100%"/>
      <style:text-properties fo:color="#262626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Normal">
      <style:text-properties officeooo:paragraph-rsid="0040307c"/>
    </style:style>
    <style:style style:name="P1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40307c" style:font-size-asian="11pt" style:font-size-complex="11pt"/>
    </style:style>
    <style:style style:name="P1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40307c" style:font-size-asian="12pt" style:font-size-complex="12pt"/>
    </style:style>
    <style:style style:name="P15" style:family="paragraph" style:parent-style-name="Standard" style:master-page-name="Standard">
      <style:paragraph-properties fo:line-height="100%" style:page-number="auto" fo:break-before="page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6" style:family="paragraph" style:parent-style-name="Footer" style:master-page-name="Standard">
      <style:paragraph-properties style:page-number="auto"/>
    </style:style>
    <style:style style:name="P17" style:family="paragraph" style:parent-style-name="Heading_20_1">
      <style:text-properties fo:text-transform="uppercase" fo:color="#c45911" style:font-name="Century Gothic" fo:font-size="10pt" fo:letter-spacing="0.071cm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8" style:family="paragraph" style:parent-style-name="Heading_20_1">
      <style:text-properties officeooo:paragraph-rsid="0040307c"/>
    </style:style>
    <style:style style:name="P19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0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21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9pt" fo:letter-spacing="0.071cm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22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23" style:family="paragraph" style:parent-style-name="Name" style:master-page-name="Standard">
      <style:paragraph-properties fo:margin-top="0cm" fo:margin-bottom="0cm" loext:contextual-spacing="false" fo:line-height="100%" style:page-number="auto"/>
      <style:text-properties fo:color="#c45911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-complex="Arial1"/>
    </style:style>
    <style:style style:name="T19" style:family="text">
      <style:text-properties officeooo:rsid="0042bf80"/>
    </style:style>
    <style:style style:name="T20" style:family="text">
      <style:text-properties officeooo:rsid="004477f9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3">Ali Damaske</text:p>
            <text:p text:style-name="P10"/>
            <text:p text:style-name="P10">Education Orchestrator</text:p>
            <text:p text:style-name="Contact_20_info">1234567890 – <text:span text:style-name="T15">adolfo_fay@heaney.name – </text:span><text:span text:style-name="T16">www.my-website.com – </text:span><text:span text:style-name="T19">19.12.1993 – </text:span><text:span text:style-name="T20">51253 Klein Mark - </text:span><text:span text:style-name="T19"><text:s/>Schweiz - ledig</text:span></text:p>
            <text:p text:style-name="Contact_20_info"/>
            <text:p text:style-name="P7">Esse optio libero qui hic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7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a9059ebc-8867-4b71-b1af-491ff7329265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9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21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3b174404-7b1d-402f-98a9-7ded9ea1c175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20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be880784-3d53-4bd3-afec-28019cb5843e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  <text:p text:style-name="Normal"/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li Damaske, Bergstr. 83, 51253 Klein Mark</text:p>
      <text:p text:style-name="P13">Anrede</text:p>
      <text:p text:style-name="P13">Vorname Name</text:p>
      <text:p text:style-name="P13">Firma</text:p>
      <text:p text:style-name="P13">Adresse</text:p>
      <text:p text:style-name="P13">PLZ Ort</text:p>
      <text:p text:style-name="P14"/>
      <text:p text:style-name="P14"/>
      <text:p text:style-name="P14"/>
      <text:p text:style-name="P14"/>
      <text:p text:style-name="P11"><text:span text:style-name="T18">Klein Mark</text:span>, <text:span text:style-name="T18"><text:date style:data-style-name="N10081" text:date-value="2021-12-03T17:24:57.855363367">3. December 2021</text:date></text:span></text:p>
      <text:p text:style-name="P14"/>
      <text:h text:style-name="P18" text:outline-level="1">Bewerbung als Education Orchestrator</text:h>
      <text:p text:style-name="P14"/>
      <text:p text:style-name="P11">Sehr geehrte Damen und Herren</text:p>
      <text:p text:style-name="P11"/>
      <text:p text:style-name="P11">Ut laudantium voluptatem aperiam blanditiis.</text:p>
      <text:p text:style-name="P11"/>
      <text:p text:style-name="P11">A laudantium inventore tempora officiis asperiores libero.</text:p>
      <text:p text:style-name="P11"/>
      <text:p text:style-name="P11">Quos quas voluptatem omnis voluptas corrupti et facere.</text:p>
      <text:p text:style-name="P11"/>
      <text:p text:style-name="P11">Freundliche Grüße</text:p>
      <text:p text:style-name="P11"/>
      <text:p text:style-name="P11">Ali Damask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loext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212cm" fo:margin-bottom="0cm" loext:contextual-spacing="false" style:page-number="auto">
        <style:tab-stops/>
      </style:paragraph-properties>
      <style:text-properties fo:text-transform="uppercase" fo:color="#c45911" style:font-name="Century Gothic" fo:font-family="'Century Gothic'" style:font-family-generic="swiss" style:font-pitch="variable" fo:font-size="10pt" fo:letter-spacing="0.071cm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loext:contextual-spacing="false"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loext:contextual-spacing="false"/>
      <style:text-properties fo:color="#262626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loext:contextual-spacing="false" fo:text-align="end" style:justify-single-word="false"/>
      <style:text-properties fo:color="#262626"/>
    </style:style>
    <style:style style:name="BodyText" style:family="paragraph" style:parent-style-name="Normal">
      <style:text-properties fo:color="#262626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Ali Damaske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2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Substantial OpenOffice Resume</dc:title>
    <meta:creation-date>2017-08-04T17:35:35.17</meta:creation-date>
    <meta:editing-cycles>53</meta:editing-cycles>
    <meta:editing-duration>PT2H49M25S</meta:editing-duration>
    <dc:subject>hloom.com</dc:subject>
    <meta:initial-creator>hloom.com </meta:initial-creator>
    <dc:date>2021-12-03T17:24:57.717743254</dc:date>
    <meta:document-statistic meta:table-count="1" meta:image-count="0" meta:object-count="0" meta:page-count="2" meta:paragraph-count="27" meta:word-count="59" meta:character-count="703" meta:non-whitespace-character-count="663"/>
  </office:meta>
</office:document-meta>
</file>